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900000232FB97BD4DFFA9627B.png" manifest:media-type="image/png"/>
  <manifest:file-entry manifest:full-path="Pictures/10000000000001A000000387CDEECA91CB86387F.png" manifest:media-type="image/png"/>
  <manifest:file-entry manifest:full-path="Pictures/10000000000001A0000003874CF697553C53E2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95cm" fo:min-width="4.045cm"/>
    </style:style>
    <style:style style:name="gr2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12.323cm" fo:min-width="3.818cm" fo:padding-top="0.231cm" fo:padding-bottom="0.231cm" fo:padding-left="0.356cm" fo:padding-right="0.356cm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0.512cm" fo:min-width="3.31cm"/>
    </style:style>
    <style:style style:name="gr4" style:family="graphic" style:parent-style-name="objectwithoutfill">
      <style:graphic-properties draw:stroke="solid" svg:stroke-width="0.081cm" svg:stroke-color="#72bf44" draw:marker-start="Squar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2.494cm" fo:min-width="0.643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299cm" fo:min-width="0.1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fdb94d" draw:fill-color="#f79448" draw:textarea-horizontal-align="justify" draw:textarea-vertical-align="middle" draw:auto-grow-height="false" fo:min-height="0.199cm" fo:min-width="0cm"/>
    </style:style>
    <style:style style:name="gr10" style:family="graphic" style:parent-style-name="standard" style:list-style-name="L2">
      <style:graphic-properties draw:stroke="solid" svg:stroke-width="0cm" svg:stroke-color="#fdb94d" draw:marker-start="" draw:marker-start-width="0.2cm" draw:marker-start-center="false" draw:marker-end="" draw:marker-end-width="0.2cm" draw:marker-end-center="false" draw:fill="solid" draw:fill-color="#f79448" draw:textarea-horizontal-align="justify" draw:textarea-vertical-align="middle" draw:auto-grow-height="false" fo:min-height="0.19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5.469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1.02cm" fo:min-width="4.704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1.02cm" fo:min-width="4.577cm"/>
    </style:style>
    <style:style style:name="gr14" style:family="graphic" style:parent-style-name="standard">
      <style:graphic-properties svg:stroke-width="0.053cm" svg:stroke-color="#6b64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81cm" svg:stroke-color="#6b6400" draw:marker-start-width="0.322cm" draw:marker-end-width="0.322cm" draw:textarea-vertical-align="middle" fo:padding-top="0.166cm" fo:padding-bottom="0.166cm" fo:padding-left="0.291cm" fo:padding-right="0.291cm"/>
    </style:style>
    <style:style style:name="gr16" style:family="graphic" style:parent-style-name="standard">
      <style:graphic-properties draw:textarea-horizontal-align="justify" draw:textarea-vertical-align="middle" draw:auto-grow-height="false" fo:min-height="1.277cm" fo:min-width="1.027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58cm, 10.283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564cm, 1.439cm, 6.348cm, 0cm)" draw:image-opacity="100%" style:mirror="none"/>
    </style:style>
    <style:style style:name="gr19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1.782cm" fo:min-width="6.485cm" fo:padding-top="0.177cm" fo:padding-bottom="0.177cm" fo:padding-left="0.302cm" fo:padding-right="0.302cm"/>
    </style:style>
    <style:style style:name="gr20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06cm" svg:stroke-color="#ef413d" draw:marker-start-width="0.359cm" draw:marker-end-width="0.359cm" draw:fill="none" draw:textarea-horizontal-align="justify" draw:textarea-vertical-align="middle" draw:auto-grow-height="false" fo:min-height="1.168cm" fo:min-width="1.172cm" fo:padding-top="0.178cm" fo:padding-bottom="0.178cm" fo:padding-left="0.303cm" fo:padding-right="0.303cm"/>
    </style:style>
    <style:style style:name="gr23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2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ce4e5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000000"/>
      <style:paragraph-properties fo:text-align="center"/>
      <style:text-properties fo:color="#ffffff" fo:font-size="15pt" style:font-size-asian="15pt" style:font-size-complex="15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79448"/>
      <style:paragraph-properties fo:text-align="center"/>
    </style:style>
    <style:style style:name="P10" style:family="paragraph">
      <loext:graphic-properties draw:fill="solid" draw:fill-color="#f7944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000000"/>
      <style:paragraph-properties fo:text-align="center"/>
      <style:text-properties fo:color="#ffffff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text-properties fo:color="#5c2d91"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color="#5c2d91" fo:font-weight="normal" style:font-weight-asian="normal" style:font-weight-complex="normal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style:text-properties fo:color="#ce181e"/>
    </style:style>
    <style:style style:name="P18" style:family="paragraph">
      <loext:graphic-properties draw:fill="none" draw:fill-color="#ffffff"/>
      <style:text-properties fo:color="#ce181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color="#ffffff"/>
    </style:style>
    <style:style style:name="T4" style:family="text">
      <style:text-properties fo:color="#5c2d91" fo:font-weight="normal" style:font-weight-asian="normal" style:font-weight-complex="normal"/>
    </style:style>
    <style:style style:name="T5" style:family="text">
      <style:text-properties fo:color="#5c2d91" fo:font-weight="bold" style:font-weight-asian="bold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45cm" svg:height="4.445cm" svg:x="3.618cm" svg:y="15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12.573cm" svg:x="3.718cm" svg:y="3.3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81cm" svg:height="0.762cm" svg:x="4.037cm" svg:y="9.574cm">
          <text:p text:style-name="P1"><text:span text:style-name="T1">L</text:span><text:span text:style-name="T1">a</text:span><text:span text:style-name="T1">s</text:span><text:span text:style-name="T1">e</text:span><text:span text:style-name="T1">r</text:span><text:span text:style-name="T1"> </text:span><text:span text:style-name="T1">p</text:span><text:span text:style-name="T1">l</text:span><text:span text:style-name="T1">a</text:span><text:span text:style-name="T1">t</text:span><text:span text:style-name="T1">f</text:span><text:span text:style-name="T1">o</text:span><text:span text:style-name="T1">r</text:span><text:span text:style-name="T1">m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988cm" svg:y1="7.161cm" svg:x2="4.988cm" svg:y2="16.051cm">
          <text:p/>
        </draw:line>
        <draw:line draw:style-name="gr5" draw:text-style-name="P4" draw:layer="layout" svg:x1="7.02cm" svg:y1="9.32cm" svg:x2="7.02cm" svg:y2="8.05cm">
          <text:p/>
        </draw:line>
        <draw:line draw:style-name="gr5" draw:text-style-name="P4" draw:layer="layout" svg:x1="7.02cm" svg:y1="10.59cm" svg:x2="7.02cm" svg:y2="11.733cm">
          <text:p/>
        </draw:line>
        <draw:g>
          <draw:custom-shape draw:style-name="gr6" draw:text-style-name="P6" draw:layer="layout" svg:width="1.143cm" svg:height="2.744cm" svg:x="4.38cm" svg:y="16.744cm">
            <text:p text:style-name="P5"><text:span text:style-name="T2">PM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684cm" svg:height="0.549cm" svg:x="4.609cm" svg:y="16.178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8" draw:layer="layout" svg:width="3.288cm" svg:height="0.962cm" draw:transform="rotate (-1.5707963267949) translate (6.042cm 11.571cm)">
          <draw:text-box>
            <text:p>WLS fiber</text:p>
          </draw:text-box>
        </draw:frame>
        <draw:custom-shape draw:style-name="gr9" draw:text-style-name="P9" xml:id="id5" draw:id="id5" draw:layer="layout" svg:width="0.635cm" svg:height="0.635cm" svg:x="8.417cm" svg:y="17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" draw:id="id1" draw:layer="layout" svg:width="0.635cm" svg:height="0.635cm" svg:x="8.417cm" svg:y="18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35cm" svg:height="0.635cm" svg:x="8.448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5.969cm" svg:height="1.778cm" svg:x="16.799cm" svg:y="14.7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2" draw:id="id2" draw:layer="layout" svg:width="5.969cm" svg:height="1.778cm" svg:x="16.799cm" svg:y="17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204cm" svg:height="1.27cm" svg:x="17.18cm" svg:y="15.035cm">
          <text:p text:style-name="P1"><text:span text:style-name="T3">KEITHLEY 6485</text:span></text:p>
          <text:p text:style-name="P1"><text:span text:style-name="T3">PM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077cm" svg:height="1.27cm" svg:x="17.18cm" svg:y="17.702cm">
          <text:p text:style-name="P1"><text:span text:style-name="T3">KEITHLEY 685</text:span></text:p>
          <text:p text:style-name="P1"><text:span text:style-name="T3">Photo detector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297cm" svg:height="0.962cm" svg:x="10.057cm" svg:y="19.099cm">
          <draw:text-box>
            <text:p>Power</text:p>
          </draw:text-box>
        </draw:frame>
        <draw:line draw:style-name="gr5" draw:text-style-name="P4" draw:layer="layout" svg:x1="10.191cm" svg:y1="19.579cm" svg:x2="9.048cm" svg:y2="19.579cm">
          <text:p/>
        </draw:line>
        <draw:connector draw:style-name="gr14" draw:text-style-name="P1" draw:layer="layout" svg:x1="9.052cm" svg:y1="18.528cm" svg:x2="22.768cm" svg:y2="18.337cm" draw:start-shape="id1" draw:start-glue-point="10" draw:end-shape="id2" draw:end-glue-point="1" svg:d="M9052 18528h3873v1199h10343v-1390h-500" svg:viewBox="0 0 14217 1391">
          <text:p/>
        </draw:connector>
        <draw:custom-shape draw:style-name="gr9" draw:text-style-name="P9" xml:id="id3" draw:id="id3" draw:layer="layout" svg:width="0.635cm" svg:height="0.635cm" svg:x="0.508cm" svg:y="18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5cm" svg:x="1.524cm" svg:y="18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5cm" svg:x="1.016cm" svg:y="1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line-skew="0.896cm 0.735cm" svg:x1="0.826cm" svg:y1="19.558cm" svg:x2="22.768cm" svg:y2="15.67cm" draw:start-shape="id3" draw:start-glue-point="8" draw:end-shape="id4" draw:end-glue-point="1" svg:d="M826 19558v1397h23177v-5285h-1235" svg:viewBox="0 0 23178 5286">
          <text:p/>
        </draw:connector>
        <draw:frame draw:style-name="gr8" draw:text-style-name="P8" draw:layer="layout" svg:width="2.788cm" svg:height="0.962cm" svg:x="5.696cm" svg:y="17.194cm">
          <draw:text-box>
            <text:p>Signal 1</text:p>
          </draw:text-box>
        </draw:frame>
        <draw:frame draw:style-name="gr8" draw:text-style-name="P8" draw:layer="layout" svg:width="2.788cm" svg:height="0.962cm" svg:x="5.718cm" svg:y="18.058cm">
          <draw:text-box>
            <text:p>Signal 2</text:p>
          </draw:text-box>
        </draw:frame>
        <draw:custom-shape draw:style-name="gr16" draw:text-style-name="P1" xml:id="id6" draw:id="id6" draw:layer="layout" svg:width="2.159cm" svg:height="2.159cm" svg:x="8.795cm" svg:y="6.145cm">
          <text:p text:style-name="P1">Laser I/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9.052cm" svg:y1="17.639cm" svg:x2="9.875cm" svg:y2="8.304cm" draw:start-shape="id5" draw:start-glue-point="10" draw:end-shape="id6" draw:end-glue-point="8" svg:d="M9052 17639h823v-9335" svg:viewBox="0 0 824 9336">
          <text:p/>
        </draw:connector>
        <draw:frame draw:style-name="gr17" draw:text-style-name="P1" draw:layer="layout" svg:width="3.153cm" svg:height="4.552cm" svg:x="0.022cm" svg:y="14.224cm">
          <draw:image xlink:href="Pictures/10000000000001A000000387CDEECA91CB86387F.png" xlink:type="simple" xlink:show="embed" xlink:actuate="onLoad">
            <text:p/>
          </draw:image>
        </draw:frame>
        <draw:frame draw:style-name="gr18" draw:text-style-name="P1" draw:layer="layout" svg:width="3.556cm" svg:height="3.709cm" svg:x="11.208cm" svg:y="14.4cm">
          <draw:image xlink:href="Pictures/10000000000001A0000003874CF697553C53E2BC.png" xlink:type="simple" xlink:show="embed" xlink:actuate="onLoad">
            <text:p/>
          </draw:image>
        </draw:frame>
        <draw:custom-shape draw:style-name="gr19" draw:text-style-name="P12" xml:id="id7" draw:id="id7" draw:layer="layout" svg:width="6.985cm" svg:height="2.032cm" svg:x="16.288cm" svg:y="7.034cm">
          <text:p text:style-name="P1">Computer/</text:p>
          <text:p text:style-name="P1">Mac Mini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6.799cm" svg:y1="15.67cm" svg:x2="19.78cm" svg:y2="9.066cm" draw:start-shape="id4" draw:start-glue-point="3" draw:end-shape="id7" draw:end-glue-point="2" svg:d="M16799 15670h-502v-3720h3483v-2884" svg:viewBox="0 0 3484 6605">
          <text:p/>
        </draw:connector>
        <draw:connector draw:style-name="gr20" draw:text-style-name="P1" draw:layer="layout" svg:x1="16.799cm" svg:y1="18.337cm" svg:x2="16.288cm" svg:y2="8.05cm" draw:start-shape="id2" draw:start-glue-point="3" draw:end-shape="id7" svg:d="M16799 18337h-1065v-10287h554" svg:viewBox="0 0 1066 10288">
          <text:p/>
        </draw:connector>
        <draw:frame draw:style-name="gr8" draw:text-style-name="P14" draw:layer="layout" svg:width="6.039cm" svg:height="1.673cm" svg:x="16.98cm" svg:y="11.965cm">
          <draw:text-box>
            <text:p text:style-name="P13"><text:span text:style-name="T4">GPIB to USB Cable</text:span></text:p>
            <text:p text:style-name="P13"><text:span text:style-name="T4">NI</text:span><text:span text:style-name="T5"> GPIB-USB-HS</text:span></text:p>
          </draw:text-box>
        </draw:frame>
        <draw:frame draw:style-name="gr21" draw:text-style-name="P1" xml:id="id9" draw:id="id9" draw:layer="layout" svg:width="11.779cm" svg:height="6.035cm" svg:x="11.303cm" svg:y="0.635cm">
          <draw:image xlink:href="Pictures/100000000000044900000232FB97BD4DFFA9627B.png" xlink:type="simple" xlink:show="embed" xlink:actuate="onLoad">
            <text:p/>
          </draw:image>
        </draw:frame>
        <draw:frame draw:style-name="gr8" draw:text-style-name="P8" draw:layer="layout" svg:width="4.168cm" svg:height="0.962cm" svg:x="23.114cm" svg:y="1.778cm">
          <draw:text-box>
            <text:p>Back of laser</text:p>
          </draw:text-box>
        </draw:frame>
        <draw:frame draw:style-name="gr8" draw:text-style-name="P16" draw:layer="layout" svg:width="1.933cm" svg:height="1.275cm" svg:x="8.1cm" svg:y="16.251cm">
          <draw:text-box>
            <text:p text:style-name="P15"><text:span text:style-name="T6">Trigger</text:span></text:p>
            <text:p text:style-name="P15"><text:span text:style-name="T6">Port</text:span></text:p>
          </draw:text-box>
        </draw:frame>
        <draw:custom-shape draw:style-name="gr22" draw:text-style-name="P4" draw:layer="layout" svg:width="1.778cm" svg:height="1.524cm" svg:x="20.828cm" svg:y="3.937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3.114cm" svg:height="0.962cm" svg:x="24.318cm" svg:y="4.118cm">
          <draw:text-box>
            <text:p text:style-name="P17"><text:span text:style-name="T7">Laser I/O</text:span></text:p>
          </draw:text-box>
        </draw:frame>
        <draw:line draw:style-name="gr23" draw:text-style-name="P4" draw:layer="layout" svg:x1="22.606cm" svg:y1="4.699cm" svg:x2="24.511cm" svg:y2="4.699cm">
          <text:p/>
        </draw:line>
        <draw:connector draw:style-name="gr24" draw:text-style-name="P4" draw:layer="layout" draw:line-skew="-1.061cm" svg:x1="7.847cm" svg:y1="9.955cm" svg:x2="11.303cm" svg:y2="3.652cm" draw:start-shape="id8" draw:start-glue-point="1" draw:end-shape="id9" draw:end-glue-point="3" svg:d="M7847 9955h667v-6303h2789" svg:viewBox="0 0 3457 6304">
          <text:p/>
        </draw:connector>
        <draw:frame draw:style-name="gr8" draw:text-style-name="P8" draw:layer="layout" svg:width="4.164cm" svg:height="1.673cm" svg:x="7.139cm" svg:y="0.508cm">
          <draw:text-box>
            <text:p>Laser Model:</text:p>
            <text:p>NPL41B</text:p>
          </draw:text-box>
        </draw:frame>
        <draw:frame draw:style-name="gr8" draw:text-style-name="P8" draw:layer="layout" svg:width="3.279cm" svg:height="0.962cm" svg:x="3.683cm" svg:y="19.485cm">
          <draw:text-box>
            <text:p>R2154-0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3T09:27:17.600959252</meta:creation-date>
    <dc:date>2021-06-23T10:20:05.466574280</dc:date>
    <meta:editing-duration>PT21M4S</meta:editing-duration>
    <meta:editing-cycles>4</meta:editing-cycles>
    <meta:generator>LibreOffice/6.0.7.3$Linux_X86_64 LibreOffice_project/00m0$Build-3</meta:generator>
    <meta:document-statistic meta:object-count="43"/>
  </office:meta>
</office:document-meta>
</file>